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336699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svg:stroke-width="0.051cm" svg:stroke-color="#ffffff" draw:marker-start-width="0.276cm" draw:marker-end-width="0.276cm" draw:fill="none" draw:fill-color="#eeeeee" draw:textarea-horizontal-align="justify" draw:textarea-vertical-align="top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9999ff" draw:marker-start-width="0.276cm" draw:marker-end-width="0.276cm" draw:fill="solid" draw:fill-color="#e6e6ff" draw:textarea-horizontal-align="justify" draw:textarea-vertical-align="top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svg:stroke-color="#9999ff" draw:marker-start-width="0.276cm" draw:marker-end-width="0.276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_20__28_var_29_" svg:stroke-width="0.051cm" svg:stroke-color="#b3b3b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1.323cm" fo:min-width="3.462cm"/>
    </style:style>
    <style:style style:name="gr9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1.223cm" fo:min-width="4.272cm"/>
    </style:style>
    <style:style style:name="gr10" style:family="graphic" style:parent-style-name="standard">
      <style:graphic-properties draw:stroke="solid" draw:stroke-dash="Fine_20_Dashed_20__28_var_29_" svg:stroke-width="0.03cm" svg:stroke-color="#b2b2b2" draw:marker-start="" draw:marker-start-width="0.245cm" draw:marker-end="Arrow" draw:marker-end-width="0.245cm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solid" draw:stroke-dash="Fine_20_Dashed_20__28_var_29_" svg:stroke-width="0.03cm" svg:stroke-color="#b2b2b2" draw:marker-start="Arrow" draw:marker-start-width="0.245cm" draw:marker-end="Arrow" draw:marker-end-width="0.245cm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5cm" fo:min-width="3.462cm"/>
    </style:style>
    <style:style style:name="gr13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0.733cm" fo:min-width="1.746cm"/>
    </style:style>
    <style:style style:name="gr14" style:family="graphic" style:parent-style-name="standard">
      <style:graphic-properties svg:stroke-width="0.051cm" svg:stroke-color="#ffd320" draw:marker-start-width="0.276cm" draw:marker-end-width="0.276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solid" draw:stroke-dash="Fine_20_Dashed_20__28_var_29_" svg:stroke-width="0.03cm" svg:stroke-color="#b2b2b2" draw:marker-start="" draw:marker-start-width="0.245cm" draw:marker-end="" draw:marker-end-width="0.245cm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draw:stroke="none" svg:stroke-width="0.051cm" svg:stroke-color="#9999ff" draw:marker-start-width="0.276cm" draw:marker-end-width="0.276cm" draw:fill="solid" draw:fill-color="#eeeeee" draw:textarea-horizontal-align="left" draw:auto-grow-height="true" draw:auto-grow-width="false" fo:min-height="0.721cm" fo:min-width="2.782cm"/>
    </style:style>
    <style:style style:name="gr17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0.523cm" fo:min-width="3.462cm"/>
    </style:style>
    <style:style style:name="gr19" style:family="graphic" style:parent-style-name="standard">
      <style:graphic-properties draw:stroke="none" draw:fill="none" draw:fill-color="#e6e6ff" fo:min-height="0.71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8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>
      <style:paragraph-properties fo:text-align="center"/>
      <style:text-properties fo:font-size="15pt" fo:font-style="italic" style:font-size-asian="15pt" style:font-style-asian="italic" style:font-size-complex="15pt" style:font-style-complex="italic"/>
    </style:style>
    <style:style style:name="P5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style:text-properties fo:color="#808080" fo:font-weight="bold" style:font-weight-asian="bold" style:font-weight-complex="bold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color="#80808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2" style:family="paragraph">
      <style:text-properties fo:font-size="10pt" fo:font-style="italic" style:font-size-asian="10pt" style:font-style-asian="italic" style:font-size-complex="10pt" style:font-style-complex="italic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5" style:family="paragraph">
      <style:text-properties fo:color="#80808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6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7" style:family="paragraph">
      <style:paragraph-properties fo:text-align="start"/>
      <style:text-properties fo:color="#ffffff"/>
    </style:style>
    <style:style style:name="P18" style:family="paragraph">
      <style:text-properties fo:color="#808080" fo:font-style="italic" style:font-style-asian="italic" style:font-style-complex="italic"/>
    </style:style>
    <style:style style:name="P19" style:family="paragraph">
      <style:text-properties fo:color="#808080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3pt" fo:font-style="italic" style:font-size-asian="13pt" style:font-style-asian="italic" style:font-size-complex="13pt" style:font-style-complex="italic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808080" fo:font-weight="bold" style:font-weight-asian="bold" style:font-weight-complex="bold"/>
    </style:style>
    <style:style style:name="T9" style:family="text">
      <style:text-properties fo:color="#80808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80808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color="#ffffff" fo:font-weight="bold" style:font-weight-asian="bold" style:font-weight-complex="bold"/>
    </style:style>
    <style:style style:name="T13" style:family="text">
      <style:text-properties fo:color="#ffffff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color="#808080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.7cm" svg:height="1.27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59cm" svg:height="0.508cm" svg:x="23.341cm" svg:y="19.558cm">
          <draw:glue-point draw:id="4" svg:x="-3.803cm" svg:y="-3.381cm"/>
          <text:p text:style-name="P2"><text:span text:style-name="T1">Legend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2.625cm" svg:height="6.291cm" svg:x="6.375cm" svg:y="8.509cm">
          <draw:glue-point draw:id="4" svg:x="-3.803cm" svg:y="-3.381cm"/>
          <text:p text:style-name="P1"><text:span text:style-name="T2">Syncany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6" draw:id="id6" draw:layer="layout" svg:width="2.3cm" svg:height="3.2cm" svg:x="16.3cm" svg:y="11.2cm">
          <text:p text:style-name="P1"><text:span text:style-name="T3">Web </text:span></text:p>
          <text:p text:style-name="P1"><text:span text:style-name="T3">Plugi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9" draw:id="id9" draw:layer="layout" svg:width="4.3cm" svg:height="3.2cm" svg:x="11.7cm" svg:y="11.2cm">
          <text:p text:style-name="P1"><text:span text:style-name="T3">Transfer Plugi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6cm" svg:height="3.2cm" svg:x="6.8cm" svg:y="11.2cm">
          <text:p text:style-name="P6"><text:span text:style-name="T3">Daemon Op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318cm" svg:height="3.7cm" svg:x="0cm" svg:y="17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18cm" svg:height="10.2cm" svg:x="0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2" draw:id="id2" draw:layer="layout" svg:width="7.09cm" svg:height="2.256cm" svg:x="6.202cm" svg:y="18.044cm">
          <draw:glue-point draw:id="4" svg:x="-1.86cm" svg:y="-5.044cm"/>
          <text:p text:style-name="P1"><text:span text:style-name="T4">Fanout pub/sub server</text:span></text:p>
          <text:p text:style-name="P1"><text:span text:style-name="T5">at notify.syncany.org (optiona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3.108cm" svg:height="1.651cm" svg:x="7.318cm" svg:y="12.032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4" draw:id="id4" draw:layer="layout" svg:width="9.213cm" svg:height="1.338cm" svg:x="6.8cm" svg:y="9.549cm">
          <draw:glue-point draw:id="4" svg:x="-3.821cm" svg:y="-4.491cm"/>
          <text:p text:style-name="P8"><text:span text:style-name="T6">Web Server</text:span></text:p>
          <text:p text:style-name="P8"><text:span text:style-name="T7">(REST &amp; WebSocket API and optional web fronte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0cm" svg:y1="17.306cm" svg:x2="29.7cm" svg:y2="17.306cm">
          <text:p/>
        </draw:line>
        <draw:frame draw:style-name="gr8" draw:text-style-name="P9" draw:layer="layout" svg:width="3.637cm" svg:height="3.095cm" svg:x="0.6cm" svg:y="11.1cm">
          <draw:text-box>
            <text:p><text:span text:style-name="T8">Local </text:span></text:p>
            <text:p><text:span text:style-name="T8">machine</text:span></text:p>
            <text:p><text:span text:style-name="T8">or your server</text:span></text:p>
          </draw:text-box>
        </draw:frame>
        <draw:frame draw:style-name="gr9" draw:text-style-name="P9" draw:layer="layout" svg:width="3.432cm" svg:height="1.673cm" svg:x="0.654cm" svg:y="18.327cm">
          <draw:text-box>
            <text:p><text:span text:style-name="T8">Central</text:span></text:p>
            <text:p><text:span text:style-name="T8">services</text:span></text:p>
          </draw:text-box>
        </draw:frame>
        <draw:connector draw:style-name="gr10" draw:text-style-name="P1" draw:layer="layout" svg:x1="8.429cm" svg:y1="14.096cm" svg:x2="8.429cm" svg:y2="18.044cm" draw:start-shape="id1" draw:start-glue-point="4" draw:end-shape="id2" draw:end-glue-point="4" svg:d="m8429 14096v3948" svg:viewBox="0 0 1 3949">
          <text:p/>
        </draw:connector>
        <draw:connector draw:style-name="gr10" draw:text-style-name="P1" draw:layer="layout" draw:line-skew="-0.424cm" svg:x1="15.168cm" svg:y1="3.999cm" svg:x2="7.886cm" svg:y2="9.618cm" draw:start-shape="id3" draw:end-shape="id4" draw:end-glue-point="4" svg:d="m15168 3999v2351h-7282v3268" svg:viewBox="0 0 7283 5620">
          <text:p/>
        </draw:connector>
        <draw:connector draw:style-name="gr10" draw:text-style-name="P1" draw:layer="layout" svg:x1="9.951cm" svg:y1="14.096cm" svg:x2="20.175cm" svg:y2="18.037cm" draw:start-shape="id1" draw:start-glue-point="9" draw:end-shape="id5" draw:end-glue-point="4" svg:d="m9951 14096v1971h10224v1970" svg:viewBox="0 0 10225 3942">
          <text:p/>
        </draw:connector>
        <draw:connector draw:style-name="gr11" draw:text-style-name="P1" draw:layer="layout" svg:x1="17.45cm" svg:y1="11.2cm" svg:x2="16.013cm" svg:y2="10.218cm" draw:start-shape="id6" draw:start-glue-point="0" draw:end-shape="id4" draw:end-glue-point="1" svg:d="m17450 11200v-982h-1437" svg:viewBox="0 0 1438 983">
          <text:p text:style-name="P1"/>
        </draw:connector>
        <draw:frame draw:style-name="gr12" draw:text-style-name="P11" draw:layer="layout" svg:width="6.183cm" svg:height="0.8cm" svg:x="23.4cm" svg:y="6.4cm">
          <draw:text-box>
            <text:p text:style-name="P10"><text:span text:style-name="T9">User Interface Layer</text:span></text:p>
          </draw:text-box>
        </draw:frame>
        <draw:frame draw:style-name="gr12" draw:text-style-name="P11" draw:layer="layout" svg:width="6.183cm" svg:height="0.8cm" svg:x="23.4cm" svg:y="7.4cm">
          <draw:text-box>
            <text:p text:style-name="P10"><text:span text:style-name="T9">Service Layer</text:span></text:p>
          </draw:text-box>
        </draw:frame>
        <draw:frame draw:style-name="gr12" draw:text-style-name="P11" draw:layer="layout" svg:width="6.183cm" svg:height="1.275cm" svg:x="23.317cm" svg:y="17.425cm">
          <draw:text-box>
            <text:p text:style-name="P10"><text:span text:style-name="T9">Backends &amp;</text:span></text:p>
            <text:p text:style-name="P10"><text:span text:style-name="T9">Internet Services</text:span></text:p>
          </draw:text-box>
        </draw:frame>
        <draw:connector draw:style-name="gr10" draw:text-style-name="P1" draw:layer="layout" svg:x1="20.184cm" svg:y1="3.999cm" svg:x2="20.175cm" svg:y2="18.037cm" draw:start-shape="id7" draw:end-shape="id5" draw:end-glue-point="4" svg:d="m20184 3999v7019h-9v7019" svg:viewBox="0 0 10 14039">
          <text:p/>
        </draw:connector>
        <draw:frame draw:style-name="gr13" draw:text-style-name="P12" draw:layer="layout" svg:width="4.872cm" svg:height="1.047cm" svg:x="16.764cm" svg:y="15.494cm">
          <draw:text-box>
            <text:p text:style-name="P12"><text:span text:style-name="T7">Upload, download, list and delete (encrypted data only)</text:span></text:p>
          </draw:text-box>
        </draw:frame>
        <draw:custom-shape draw:style-name="gr14" draw:text-style-name="P7" xml:id="id8" draw:id="id8" draw:layer="layout" svg:width="3.7cm" svg:height="0.951cm" svg:x="9.144cm" svg:y="3.048cm">
          <text:p text:style-name="P1"><text:span text:style-name="T4">Web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xml:id="id3" draw:id="id3" draw:layer="layout" svg:width="3.7cm" svg:height="0.951cm" svg:x="13.318cm" svg:y="3.048cm">
          <text:p text:style-name="P1"><text:span text:style-name="T4">Mobile 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3" draw:layer="layout" svg:width="1.772cm" svg:height="0.905cm" svg:x="12cm" svg:y="12.1cm">
          <text:p text:style-name="P13"><text:span text:style-name="T10">F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3" draw:layer="layout" svg:width="1.773cm" svg:height="0.905cm" svg:x="13.949cm" svg:y="12.1cm">
          <text:p text:style-name="P13"><text:span text:style-name="T10">S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.772cm" svg:height="0.905cm" svg:x="12cm" svg:y="13.195cm">
          <text:p text:style-name="P1"><text:span text:style-name="T10">SF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7" draw:id="id7" draw:layer="layout" svg:width="3.7cm" svg:height="0.951cm" svg:x="18.334cm" svg:y="3.048cm">
          <text:p text:style-name="P1"><text:span text:style-name="T4">Syncany 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line-skew="-0.424cm" svg:x1="20.184cm" svg:y1="3.999cm" svg:x2="7.886cm" svg:y2="9.618cm" draw:start-shape="id7" draw:start-glue-point="2" draw:end-shape="id4" draw:end-glue-point="4" svg:d="m20184 3999v2351h-12298v3268" svg:viewBox="0 0 12299 5620">
          <text:p/>
        </draw:connector>
        <draw:connector draw:style-name="gr10" draw:text-style-name="P1" draw:layer="layout" draw:line-skew="-0.424cm" svg:x1="10.994cm" svg:y1="3.999cm" svg:x2="7.886cm" svg:y2="9.618cm" draw:start-shape="id8" draw:start-glue-point="2" draw:end-shape="id4" draw:end-glue-point="4" svg:d="m10994 3999v2351h-3108v3268" svg:viewBox="0 0 3109 5620">
          <text:p/>
        </draw:connector>
        <draw:frame draw:style-name="gr16" draw:text-style-name="P12" draw:layer="layout" svg:width="5.162cm" svg:height="1.047cm" svg:x="5.38cm" svg:y="5.811cm">
          <draw:text-box>
            <text:p text:style-name="P12"><text:span text:style-name="T7">List watched folders, retrieve file list, download file, ...</text:span></text:p>
          </draw:text-box>
        </draw:frame>
        <draw:custom-shape draw:style-name="gr6" draw:text-style-name="P7" draw:layer="layout" svg:width="1.772cm" svg:height="0.905cm" svg:x="13.928cm" svg:y="13.195cm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3.108cm" svg:height="1.651cm" svg:x="7.492cm" svg:y="12.249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1.773cm" svg:height="0.905cm" svg:x="16.527cm" svg:y="12.7cm">
          <text:p text:style-name="P13"><text:span text:style-name="T10">Web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1.7cm" svg:y1="12.8cm" svg:x2="10.774cm" svg:y2="13.271cm" draw:start-shape="id9" draw:start-glue-point="3" draw:end-shape="id1" draw:end-glue-point="1" svg:d="m11700 12800h-463v471h-463" svg:viewBox="0 0 927 472">
          <text:p/>
        </draw:connector>
        <draw:custom-shape draw:style-name="gr17" draw:text-style-name="P1" draw:layer="layout" svg:width="4.318cm" svg:height="6.03cm" svg:x="0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0cm" svg:y1="7.3cm" svg:x2="29.7cm" svg:y2="7.3cm">
          <text:p/>
        </draw:line>
        <draw:frame draw:style-name="gr8" draw:text-style-name="P9" draw:layer="layout" svg:width="3.102cm" svg:height="1.673cm" svg:x="0.6cm" svg:y="2.6cm">
          <draw:text-box>
            <text:p><text:span text:style-name="T8">Local </text:span></text:p>
            <text:p><text:span text:style-name="T8">machine</text:span></text:p>
          </draw:text-box>
        </draw:frame>
        <draw:frame draw:style-name="gr18" draw:text-style-name="P15" draw:layer="layout" svg:width="3.102cm" svg:height="0.806cm" svg:x="11.628cm" svg:y="2.007cm">
          <draw:text-box>
            <text:p text:style-name="P14"><text:span text:style-name="T11">Thin clients</text:span></text:p>
          </draw:text-box>
        </draw:frame>
        <draw:frame draw:style-name="gr18" draw:text-style-name="P15" draw:layer="layout" svg:width="4.331cm" svg:height="0.806cm" svg:x="18.067cm" svg:y="2.032cm">
          <draw:text-box>
            <text:p text:style-name="P14"><text:span text:style-name="T11">Fat &amp; thin clients</text:span></text:p>
          </draw:text-box>
        </draw:frame>
        <draw:frame draw:style-name="gr13" draw:text-style-name="P12" draw:layer="layout" svg:width="3.946cm" svg:height="1.047cm" svg:x="5.371cm" svg:y="15.504cm">
          <draw:text-box>
            <text:p text:style-name="P12"><text:span text:style-name="T7">Subscribe, announce</text:span></text:p>
            <text:p text:style-name="P12"><text:span text:style-name="T7">and unsubscribe</text:span></text:p>
          </draw:text-box>
        </draw:frame>
        <draw:line draw:style-name="gr7" draw:text-style-name="P1" draw:layer="layout" svg:x1="17.664cm" svg:y1="4.664cm" svg:x2="17.664cm" svg:y2="1.997cm">
          <text:p/>
        </draw:line>
        <draw:custom-shape draw:style-name="gr6" draw:text-style-name="P7" xml:id="id5" draw:id="id5" draw:layer="layout" svg:width="8.509cm" svg:height="2.256cm" svg:x="13.622cm" svg:y="18.037cm">
          <draw:glue-point draw:id="4" svg:x="2.702cm" svg:y="-5.115cm"/>
          <text:p text:style-name="P7"><text:span text:style-name="T4">Dumb storage backend</text:span></text:p>
          <text:p text:style-name="P7"><text:span text:style-name="T5">(e.g. S/FTP, Amazon S3, WebDAV, etc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3" xml:id="id1" draw:id="id1" draw:layer="layout" svg:width="3.108cm" svg:height="1.651cm" svg:x="7.666cm" svg:y="12.446cm">
          <draw:glue-point draw:id="4" svg:x="-2.548cm" svg:y="5.003cm"/>
          <draw:glue-point draw:id="5" svg:x="-2.548cm" svg:y="5.003cm"/>
          <draw:glue-point draw:id="6" svg:x="-2.548cm" svg:y="5.003cm"/>
          <draw:glue-point draw:id="7" svg:x="-2.548cm" svg:y="5.003cm"/>
          <draw:glue-point draw:id="8" svg:x="-2.548cm" svg:y="5.003cm"/>
          <draw:glue-point draw:id="9" svg:x="2.355cm" svg:y="5.003cm"/>
          <text:p text:style-name="P13"><text:span text:style-name="T10">Watch </text:span></text:p>
          <text:p text:style-name="P13"><text:span text:style-name="T10">Op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1.867cm" svg:height="0.762cm" svg:x="25.273cm" svg:y="19.558cm">
          <text:p text:style-name="P16"><text:span text:style-name="T5">W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6" draw:layer="layout" svg:width="1.852cm" svg:height="0.762cm" svg:x="27.358cm" svg:y="19.558cm">
          <text:p text:style-name="P16"><text:span text:style-name="T5">Wor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7" draw:layer="layout" svg:width="9.841cm" svg:height="0.963cm" svg:x="0.254cm" svg:y="0.18cm">
          <draw:text-box>
            <text:p text:style-name="P17"><text:span text:style-name="T12">Syncany Architecture </text:span><text:span text:style-name="T13">(21 Jul 2014)</text:span></text:p>
          </draw:text-box>
        </draw:frame>
        <draw:frame draw:style-name="gr20" draw:text-style-name="P19" draw:layer="layout" svg:width="7.639cm" svg:height="5.031cm" svg:x="21.717cm" svg:y="8.812cm">
          <draw:text-box>
            <text:p text:style-name="P18"><text:span text:style-name="T14">The Syncany daemon manages 1-n synced folders. Each managed folder stores its encrypted data on a dumb storage backend (e.g. SFTP or S3).</text:span></text:p>
            <text:p text:style-name="P18"><text:span text:style-name="T14"/></text:p>
            <text:p text:style-name="P18"><text:span text:style-name="T14">The daemon can run locally or on your own server. If it is run on a server, the web frontend can be accessed from anywhere and mobile clients can connect to it.</text:span></text:p>
          </draw:text-box>
        </draw:frame>
        <draw:frame draw:style-name="gr21" draw:text-style-name="P19" draw:layer="layout" svg:width="6.223cm" svg:height="3.119cm" svg:x="23.477cm" svg:y="2.286cm">
          <draw:text-box>
            <text:p text:style-name="P18"><text:span text:style-name="T14">Thin clients (web or mobile) can use the REST and WebSocket API to access Syncany. In addition to that, the CLI can access the backend storage directly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 </meta:initial-creator>
    <meta:creation-date>2013-11-30T00:35:33</meta:creation-date>
    <dc:date>2014-07-22T00:40:03.627121031</dc:date>
    <dc:creator>Philipp </dc:creator>
    <meta:editing-duration>PT7H53M39S</meta:editing-duration>
    <meta:editing-cycles>49</meta:editing-cycles>
    <meta:generator>LibreOffice/4.1.3.2$Linux_X86_64 LibreOffice_project/410m0$Build-2</meta:generator>
    <meta:document-statistic meta:object-count="50"/>
  </office:meta>
</office:document-meta>
</file>